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OpenSans" svg:font-family="OpenSans, Helvetica, Arial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555555"/>
    </style:style>
    <style:style style:name="P2" style:family="paragraph" style:parent-style-name="Text_20_body">
      <style:text-properties fo:color="#555555" style:font-name="Arial1"/>
    </style:style>
    <style:style style:name="P3" style:family="paragraph" style:parent-style-name="Text_20_body">
      <style:paragraph-properties fo:line-height="115%"/>
      <style:text-properties fo:color="#555555" style:font-name="Arial1" fo:font-size="13pt"/>
    </style:style>
    <style:style style:name="P4" style:family="paragraph" style:parent-style-name="Text_20_body">
      <style:text-properties fo:color="#009900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text-properties fo:font-weight="bold" fo:background-color="#ffff99" style:font-weight-asian="bold" style:font-weight-complex="bold"/>
    </style:style>
    <style:style style:name="P7" style:family="paragraph" style:parent-style-name="Text_20_body">
      <style:text-properties fo:background-color="#ff6600"/>
    </style:style>
    <style:style style:name="P8" style:family="paragraph" style:parent-style-name="Text_20_body">
      <style:paragraph-properties fo:margin-top="0in" fo:margin-bottom="0in"/>
    </style:style>
    <style:style style:name="P9" style:family="paragraph" style:parent-style-name="Text_20_body">
      <style:paragraph-properties fo:margin-top="0in" fo:margin-bottom="0in" style:line-height-at-least="0.2083in"/>
    </style:style>
    <style:style style:name="P10" style:family="paragraph" style:parent-style-name="Text_20_body">
      <style:paragraph-properties fo:margin-top="0in" fo:margin-bottom="0in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in" fo:margin-bottom="0in"/>
      <style:text-properties fo:font-weight="bold" fo:background-color="#ffff99" style:font-weight-asian="bold" style:font-weight-complex="bold"/>
    </style:style>
    <style:style style:name="P12" style:family="paragraph" style:parent-style-name="Text_20_body">
      <style:paragraph-properties fo:margin-top="0in" fo:margin-bottom="0in"/>
      <style:text-properties fo:font-weight="bold" fo:background-color="#ffff00" style:font-weight-asian="bold" style:font-weight-complex="bold"/>
    </style:style>
    <style:style style:name="P13" style:family="paragraph" style:parent-style-name="Text_20_body">
      <style:paragraph-properties fo:margin-top="0in" fo:margin-bottom="0in" style:line-height-at-least="0.2083in"/>
      <style:text-properties fo:font-weight="bold" fo:background-color="#ffff00" style:font-weight-asian="bold" style:font-weight-complex="bold"/>
    </style:style>
    <style:style style:name="P14" style:family="paragraph" style:parent-style-name="Text_20_body">
      <style:paragraph-properties fo:margin-top="0in" fo:margin-bottom="0in">
        <style:tab-stops>
          <style:tab-stop style:position="3.8752in"/>
        </style:tab-stops>
      </style:paragraph-properties>
      <style:text-properties fo:font-weight="bold" fo:background-color="#ffff00" style:font-weight-asian="bold" style:font-weight-complex="bold"/>
    </style:style>
    <style:style style:name="P15" style:family="paragraph" style:parent-style-name="Text_20_body">
      <style:paragraph-properties fo:margin-top="0in" fo:margin-bottom="0in"/>
      <style:text-properties fo:font-weight="bold" fo:background-color="#ff6600" style:font-weight-asian="bold" style:font-weight-complex="bold"/>
    </style:style>
    <style:style style:name="P16" style:family="paragraph" style:parent-style-name="Text_20_body">
      <style:paragraph-properties fo:margin-top="0in" fo:margin-bottom="0in"/>
      <style:text-properties fo:background-color="#ffff00"/>
    </style:style>
    <style:style style:name="P17" style:family="paragraph" style:parent-style-name="Text_20_body">
      <style:paragraph-properties fo:margin-top="0in" fo:margin-bottom="0in"/>
      <style:text-properties fo:background-color="#ff6600"/>
    </style:style>
    <style:style style:name="P18" style:family="paragraph" style:parent-style-name="Text_20_body">
      <style:paragraph-properties fo:margin-left="0.4902in" fo:margin-right="0in" fo:margin-top="0in" fo:margin-bottom="0in" fo:text-indent="0in" style:auto-text-indent="false"/>
    </style:style>
    <style:style style:name="P19" style:family="paragraph" style:parent-style-name="Text_20_body">
      <style:paragraph-properties fo:margin-left="0.9799in" fo:margin-right="0in" fo:margin-top="0in" fo:margin-bottom="0in" fo:text-indent="0in" style:auto-text-indent="false"/>
    </style:style>
    <style:style style:name="P20" style:family="paragraph" style:parent-style-name="Text_20_body">
      <style:paragraph-properties fo:margin-left="1in" fo:margin-right="0in" fo:text-indent="0in" style:auto-text-indent="false"/>
    </style:style>
    <style:style style:name="P21" style:family="paragraph" style:parent-style-name="Text_20_body">
      <style:paragraph-properties fo:margin-left="0in" fo:margin-right="0in" style:line-height-at-least="0.2083in" fo:text-align="start" style:justify-single-word="false" fo:widows="1" fo:text-indent="0in" style:auto-text-indent="false"/>
      <style:text-properties fo:font-variant="normal" fo:text-transform="none" fo:color="#333333" style:font-name="OpenSans" fo:font-size="9.75pt" fo:letter-spacing="normal" fo:font-style="normal" fo:font-weight="normal"/>
    </style:style>
    <style:style style:name="P22" style:family="paragraph" style:parent-style-name="Text_20_body">
      <style:paragraph-properties fo:margin-top="0in" fo:margin-bottom="0.139in"/>
    </style:style>
    <style:style style:name="T1" style:family="text">
      <style:text-properties fo:color="#000000"/>
    </style:style>
    <style:style style:name="T2" style:family="text">
      <style:text-properties fo:color="#333333"/>
    </style:style>
    <style:style style:name="T3" style:family="text">
      <style:text-properties fo:color="#006699"/>
    </style:style>
    <style:style style:name="T4" style:family="text">
      <style:text-properties fo:color="#339933"/>
    </style:style>
    <style:style style:name="T5" style:family="text">
      <style:text-properties fo:color="#009900"/>
    </style:style>
    <style:style style:name="T6" style:family="text">
      <style:text-properties fo:color="#000066"/>
    </style:style>
    <style:style style:name="T7" style:family="text">
      <style:text-properties fo:color="#003399"/>
    </style:style>
    <style:style style:name="T8" style:family="text">
      <style:text-properties fo:color="#0000ff"/>
    </style:style>
    <style:style style:name="T9" style:family="text">
      <style:text-properties fo:color="#006633"/>
    </style:style>
    <style:style style:name="T10" style:family="text">
      <style:text-properties fo:color="#555555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fo:background-color="#ffff99" style:font-weight-asian="bold" style:font-weight-complex="bold"/>
    </style:style>
    <style:style style:name="T14" style:family="text">
      <style:text-properties fo:font-weight="bold" fo:background-color="#ffff00" style:font-weight-asian="bold" style:font-weight-complex="bold"/>
    </style:style>
    <style:style style:name="T15" style:family="text">
      <style:text-properties style:font-name="OpenSans" fo:font-size="9.75pt"/>
    </style:style>
    <style:style style:name="T16" style:family="text">
      <style:text-properties fo:font-variant="normal" fo:text-transform="none"/>
    </style:style>
    <style:style style:name="T17" style:family="text">
      <style:text-properties fo:background-color="#ffff00"/>
    </style:style>
    <style:style style:name="T18" style:family="text">
      <style:text-properties fo:background-color="#ff66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can you have a "try catch" block that invokes methods that throw two different exceptions?</text:p>
      <text:section text:style-name="Sect1" text:name="q1">
        <text:p text:style-name="Standard">Select one:</text:p>
        <text:p text:style-name="Standard">A. Catch one exception in a "catch" block and the other in a "finally" block. </text:p>
        <text:p text:style-name="Standard">B. Catch one exception in a "catch" block and the other via the return value. </text:p>
        <text:p text:style-name="Standard">C. Use wait() between the calls to process all exceptions before continuing. </text:p>
        <text:p text:style-name="Standard">D. <text:span text:style-name="T14">Include a "catch" block for each exception.</text:span> </text:p>
      </text:section>
      <text:section text:style-name="Sect1" text:name="q2">
        <text:h text:style-name="Heading_20_3" text:outline-level="3">Question 2</text:h>
        <text:p text:style-name="P8"/>
        <text:p text:style-name="P8">Which one is a valid declaration of a boolean?</text:p>
        <text:p text:style-name="P8">Select one:</text:p>
        <text:p text:style-name="P8">a. boolean b1 = 1; </text:p>
        <text:p text:style-name="P8">b. boolean b2 = ‘false’; </text:p>
        <text:p text:style-name="P8"><text:span text:style-name="T14">c. boolean b3 = false;</text:span> </text:p>
        <text:p text:style-name="P8">d. boolean b4 = ‘true’ </text:p>
      </text:section>
      <text:section text:style-name="Sect1" text:name="q3">
        <text:h text:style-name="Heading_20_3" text:outline-level="3">Question 3</text:h>
        <text:p text:style-name="P8"/>
        <text:h text:style-name="Heading_20_4" text:outline-level="4">Question text</text:h>
        <text:p text:style-name="P8">Which of these is a super class of all exceptional type classes?</text:p>
        <text:p text:style-name="P8">Select one:</text:p>
        <text:p text:style-name="P8">A. String </text:p>
        <text:p text:style-name="P8">B. RuntimeExceptions </text:p>
        <text:p text:style-name="P8">C. <text:span text:style-name="T14">Throwable</text:span> </text:p>
        <text:p text:style-name="P8">D. Cachable </text:p>
      </text:section>
      <text:section text:style-name="Sect1" text:name="q4">
        <text:h text:style-name="Heading_20_3" text:outline-level="3">Question 4</text:h>
        <text:p text:style-name="P8"/>
        <text:p text:style-name="Text_20_body">Identify the entry point of program execution in Java</text:p>
        <text:p text:style-name="P8">Select one:</text:p>
        <text:p text:style-name="P8">a. public static void Main(String[] args) </text:p>
        <text:p text:style-name="P8">b. public static void Main() </text:p>
        <text:p text:style-name="P16"><text:span text:style-name="T12">c. public static void main(String[] args)</text:span> </text:p>
        <text:p text:style-name="P8">d. public static void main(int argv, String[] args) </text:p>
      </text:section>
      <text:section text:style-name="Sect1" text:name="q5">
        <text:h text:style-name="Heading_20_3" text:outline-level="3">Question 5</text:h>
        <text:p text:style-name="P8"/>
        <text:p text:style-name="Text_20_body">Which of the following statements will create an object of class Car in Java?</text:p>
        <text:p text:style-name="P8">Select one or more:</text:p>
        <text:p text:style-name="P8">a. Car maruti; </text:p>
        <text:p text:style-name="P8">b. new Car(); </text:p>
        <text:p text:style-name="P12">c. Car maruti=new Car(); </text:p>
        <text:p text:style-name="P8">d. Car maruti=new maruti(); </text:p>
      </text:section>
      <text:section text:style-name="Sect1" text:name="q6">
        <text:h text:style-name="Heading_20_3" text:outline-level="3"><text:soft-page-break/>Question 6</text:h>
        <text:p text:style-name="P8"/>
        <text:p text:style-name="P8">Predict the output of below program</text:p>
        <text:p text:style-name="P8"/>
        <text:p text:style-name="P8">class StaticTest</text:p>
        <text:p text:style-name="P18">{</text:p>
        <text:p text:style-name="P18">static int var=10;</text:p>
        <text:p text:style-name="P18">}</text:p>
        <text:p text:style-name="P8"/>
        <text:p text:style-name="P18">class Test</text:p>
        <text:p text:style-name="P18">{</text:p>
        <text:p text:style-name="P18">int var=33;</text:p>
        <text:p text:style-name="P19">public static void main(String args[]) </text:p>
        <text:p text:style-name="P19">{</text:p>
        <text:p text:style-name="P19">System.out.println(StaticTest.var);</text:p>
        <text:p text:style-name="P19">}</text:p>
        <text:p text:style-name="P18">}</text:p>
        <text:p text:style-name="P8">Select one:</text:p>
        <text:p text:style-name="P8">A. 10 </text:p>
        <text:p text:style-name="P8">B. <text:span text:style-name="T14">Compilation error</text:span> </text:p>
        <text:p text:style-name="P8">C. 33 </text:p>
        <text:p text:style-name="P8">D. Runtime Exception </text:p>
      </text:section>
      <text:section text:style-name="Sect1" text:name="q7">
        <text:h text:style-name="Heading_20_3" text:outline-level="3">Question 7</text:h>
        <text:p text:style-name="P8"/>
        <text:p text:style-name="P8">A class member declared protected becomes member of subclass of which type?</text:p>
        <text:p text:style-name="P8">Select one:</text:p>
        <text:p text:style-name="P8">A. public member </text:p>
        <text:p text:style-name="P12">B. private member </text:p>
        <text:p text:style-name="P8">C. protected member </text:p>
        <text:p text:style-name="P8">D. static member </text:p>
      </text:section>
      <text:section text:style-name="Sect1" text:name="q8">
        <text:h text:style-name="Heading_20_3" text:outline-level="3">Question 8</text:h>
        <text:p text:style-name="P8"/>
        <text:p text:style-name="Text_20_body">When writing exception handling code, if you specify, multiple catch block for a try block, you cannot specify the finally block</text:p>
        <text:p text:style-name="P8">Select one:</text:p>
        <text:p text:style-name="P8">True </text:p>
        <text:p text:style-name="P12">False </text:p>
      </text:section>
      <text:section text:style-name="Sect1" text:name="q9">
        <text:h text:style-name="Heading_20_3" text:outline-level="3">Question 9</text:h>
        <text:p text:style-name="P17"/>
        <text:p text:style-name="P17">Which of these is used as default for a member of a class if no access specifier is used for it?</text:p>
        <text:p text:style-name="P17">Select one:</text:p>
        <text:p text:style-name="P15">A. private </text:p>
        <text:p text:style-name="P8">B. public </text:p>
        <text:p text:style-name="P8"><text:soft-page-break/>C. public, within its own package </text:p>
        <text:p text:style-name="P8">D. protected </text:p>
      </text:section>
      <text:section text:style-name="Sect1" text:name="q10">
        <text:h text:style-name="Heading_20_3" text:outline-level="3">Question 10</text:h>
        <text:p text:style-name="P8"/>
        <text:p text:style-name="Text_20_body">class Lock{<text:line-break/> public synchronized syncMethod(){<text:line-break/> <text:line-break/> }<text:line-break/> public unSyncMethod(){<text:line-break/>  <text:line-break/> }<text:line-break/>}</text:p>
        <text:p text:style-name="Text_20_body">While thread A is executing syncMethod() on object L1 of Lock, which of the following is true?</text:p>
        <text:p text:style-name="P8">Select one:</text:p>
        <text:p text:style-name="P8">A. thread B can not execute unSyncMethod() parallelly to thread A </text:p>
        <text:p text:style-name="P8"><text:span text:style-name="T14">B. thread B can execute unSyncMethod() parallelly to thread A</text:span> </text:p>
        <text:p text:style-name="P8">C. thread B can execute either syncMethod() or unSyncMethod() parallelly to thread A </text:p>
        <text:p text:style-name="P8">D. thread B can execute neither syncMethod() nor unSyncMethod() parallelly to thread A </text:p>
      </text:section>
      <text:section text:style-name="Sect1" text:name="q11">
        <text:h text:style-name="Heading_20_3" text:outline-level="3">Question 11</text:h>
        <text:p text:style-name="P8"/>
        <text:p text:style-name="Text_20_body">The accessibility level of access specifier-<text:span text:style-name="Strong_20_Emphasis">protected</text:span></text:p>
        <text:p text:style-name="Text_20_body"> </text:p>
        <text:p text:style-name="Text_20_body">1) Accessible to class from same package.</text:p>
        <text:p text:style-name="Text_20_body">2) Accessible to all classes from different package</text:p>
        <text:p text:style-name="Text_20_body">3) Accessible to sub classes from different package</text:p>
        <text:p text:style-name="Text_20_body">4) Accessible only within the sub classes</text:p>
        <text:p text:style-name="Text_20_body"> </text:p>
        <text:p text:style-name="P8">Select one:</text:p>
        <text:p text:style-name="P8">a. 1 </text:p>
        <text:p text:style-name="P8">b. 1 &amp; 2 </text:p>
        <text:p text:style-name="P14">c. 1 &amp; 3 </text:p>
        <text:p text:style-name="P8">d. 4 </text:p>
      </text:section>
      <text:section text:style-name="Sect1" text:name="q12">
        <text:h text:style-name="Heading_20_3" text:outline-level="3">Question 12</text:h>
        <text:p text:style-name="P8"/>
        <text:p text:style-name="Text_20_body">What are generic methods?</text:p>
        <text:p text:style-name="Text_20_body"> </text:p>
        <text:p text:style-name="P8">Select one:</text:p>
        <text:p text:style-name="P8">A. <text:span text:style-name="T14">Generic methods are methods that introduce their own type parameters.</text:span> </text:p>
        <text:p text:style-name="P8">B. Generic methods are the methods defined in a generic class. </text:p>
        <text:p text:style-name="P8"><text:soft-page-break/>C. Generic methods are the methods that extend generic class’s methods. </text:p>
        <text:p text:style-name="P8">D. Generic methods are methods that take void parameters. </text:p>
      </text:section>
      <text:section text:style-name="Sect1" text:name="q13">
        <text:h text:style-name="Heading_20_3" text:outline-level="3">Question 13</text:h>
        <text:p text:style-name="P8"/>
        <text:p text:style-name="P8">Which of these values is returned by read() method if end of file (EOF) is encountered?</text:p>
        <text:p text:style-name="P8">Select one:</text:p>
        <text:p text:style-name="P8">A. 0 </text:p>
        <text:p text:style-name="P8">B. 1 </text:p>
        <text:p text:style-name="P12">C.  -1 </text:p>
        <text:p text:style-name="P8">D. Null </text:p>
      </text:section>
      <text:section text:style-name="Sect1" text:name="q14">
        <text:h text:style-name="Heading_20_3" text:outline-level="3">Question 14</text:h>
        <text:p text:style-name="P8"/>
        <text:p text:style-name="P2">Which of the following statements are incorrect?</text:p>
        <text:p text:style-name="P8">Select one:</text:p>
        <text:p text:style-name="P8">a. Default constructor is called at the time of declaration of the object if a constructor has not been defined. </text:p>
        <text:p text:style-name="P8">b. Constructor can be parameterized. </text:p>
        <text:p text:style-name="P8">c. finalize() method is called when a object goes out of scope and is no longer needed. </text:p>
        <text:p text:style-name="P8"><text:span text:style-name="T14">d. finalize() method must be declared protected.</text:span> </text:p>
      </text:section>
      <text:section text:style-name="Sect1" text:name="q15">
        <text:h text:style-name="Heading_20_3" text:outline-level="3">Question 15</text:h>
        <text:p text:style-name="P8"/>
        <text:p text:style-name="P8">The keyword used to refer the current object</text:p>
        <text:p text:style-name="P8">Select one:</text:p>
        <text:p text:style-name="P8">a. class </text:p>
        <text:p text:style-name="P12">b. this </text:p>
        <text:p text:style-name="P8">c. new </text:p>
        <text:p text:style-name="P8">d. malloc </text:p>
      </text:section>
      <text:section text:style-name="Sect1" text:name="q16">
        <text:h text:style-name="Heading_20_3" text:outline-level="3">Question 16</text:h>
        <text:p text:style-name="P8"/>
        <text:p text:style-name="P8">Which of these class is related to all the exceptions that cannot be caught?</text:p>
        <text:p text:style-name="P8">Select one:</text:p>
        <text:p text:style-name="P12">a. Error </text:p>
        <text:p text:style-name="P8">b. Exception </text:p>
        <text:p text:style-name="P8">c. RuntimeExecption </text:p>
        <text:p text:style-name="P8">d. All of the mentioned </text:p>
      </text:section>
      <text:section text:style-name="Sect1" text:name="q17">
        <text:h text:style-name="Heading_20_3" text:outline-level="3">Question 17</text:h>
        <text:p text:style-name="P8"/>
        <text:p text:style-name="Text_20_body">Which line of the below mentioned program generates error</text:p>
        <text:p text:style-name="P20">public interface MyInterface {</text:p>
        <text:p text:style-name="P20">                void myMethod();           //line number 1</text:p>
        <text:p text:style-name="P20"><text:soft-page-break/>                static void myMethod1() //line number 2</text:p>
        <text:p text:style-name="P20">                {</text:p>
        <text:p text:style-name="P20">                                System.out.println("This is the message from myMethod1()");</text:p>
        <text:p text:style-name="P20">                }</text:p>
        <text:p text:style-name="P20">                default void myMethod2() //line number 3</text:p>
        <text:p text:style-name="P20">                {</text:p>
        <text:p text:style-name="P20">                                System.out.println("This is a message from myMethod2()");</text:p>
        <text:p text:style-name="P20">                }</text:p>
        <text:p text:style-name="P20">                void mymethod4()          //line number 4</text:p>
        <text:p text:style-name="P20">                {</text:p>
        <text:p text:style-name="P20">                                System.out.println("This is a message from myMethod4()");</text:p>
        <text:p text:style-name="P20">                }</text:p>
        <text:p text:style-name="P20"> </text:p>
        <text:p text:style-name="P20">}</text:p>
        <text:p text:style-name="P8">Select one:</text:p>
        <text:p text:style-name="P8">A. Line number 1 </text:p>
        <text:p text:style-name="P8">B. Line number 2 </text:p>
        <text:p text:style-name="P8">C. Line number 3 </text:p>
        <text:p text:style-name="P12">D. Line number 4 </text:p>
      </text:section>
      <text:section text:style-name="Sect1" text:name="q18">
        <text:h text:style-name="Heading_20_3" text:outline-level="3">Question 18</text:h>
        <text:p text:style-name="P8"/>
        <text:p text:style-name="P1">What is the output of this program?</text:p>
        <text:p text:style-name="Text_20_body"><text:span text:style-name="Strong_20_Emphasis"><text:span text:style-name="T1">import</text:span></text:span><text:span text:style-name="T2"> </text:span><text:span text:style-name="T3">java.io.*</text:span><text:span text:style-name="T4">;</text:span></text:p>
        <text:p text:style-name="Text_20_body"><text:span text:style-name="Strong_20_Emphasis"><text:span text:style-name="T1">class</text:span></text:span><text:span text:style-name="T2"> filesinputoutput </text:span><text:span text:style-name="T5">{</text:span></text:p>
        <text:p text:style-name="Text_20_body"><text:span text:style-name="Strong_20_Emphasis"><text:span text:style-name="T1">public</text:span></text:span><text:span text:style-name="T2"> </text:span><text:span text:style-name="Strong_20_Emphasis"><text:span text:style-name="T1">static</text:span></text:span><text:span text:style-name="T2"> </text:span><text:span text:style-name="Strong_20_Emphasis"><text:span text:style-name="T6">void</text:span></text:span><text:span text:style-name="T2"> main</text:span><text:span text:style-name="T5">(</text:span><text:span text:style-name="T7">String</text:span><text:span text:style-name="T2"> args</text:span><text:span text:style-name="T5">[])</text:span><text:span text:style-name="T2"> </text:span><text:span text:style-name="T5">{</text:span></text:p>
        <text:p text:style-name="Text_20_body"><text:span text:style-name="T7">InputStream</text:span><text:span text:style-name="T2"> obj </text:span><text:span text:style-name="T4">=</text:span><text:span text:style-name="T2"> </text:span><text:span text:style-name="Strong_20_Emphasis"><text:span text:style-name="T1">new</text:span></text:span><text:span text:style-name="T2"> </text:span><text:span text:style-name="T7">FileInputStream</text:span><text:span text:style-name="T5">(</text:span><text:span text:style-name="T8">"inputoutput.java"</text:span><text:span text:style-name="T5">)</text:span><text:span text:style-name="T4">;</text:span></text:p>
        <text:p text:style-name="Text_20_body"><text:span text:style-name="T7">System</text:span><text:span text:style-name="T2">.</text:span><text:span text:style-name="T9">out</text:span><text:span text:style-name="T2">.</text:span><text:span text:style-name="T9">print</text:span><text:span text:style-name="T5">(</text:span><text:span text:style-name="T2">obj.</text:span><text:span text:style-name="T9">available</text:span><text:span text:style-name="T5">())</text:span><text:span text:style-name="T4">;</text:span></text:p>
        <text:p text:style-name="P4">}</text:p>
        <text:p text:style-name="P4">}</text:p>
        <text:p text:style-name="P1">Note: inputoutput.java is stored in the disk.</text:p>
        <text:p text:style-name="Text_20_body"> </text:p>
        <text:p text:style-name="P8">Select one:</text:p>
        <text:p text:style-name="P8">A. <text:span text:style-name="T10">true</text:span> </text:p>
        <text:p text:style-name="P12">B. <text:span text:style-name="T10">false</text:span> </text:p>
        <text:p text:style-name="P8">C. <text:span text:style-name="T10">prints number of bytes in file</text:span> </text:p>
        <text:p text:style-name="P8">D. <text:span text:style-name="T10">prints number of characters in the file</text:span> </text:p>
      </text:section>
      <text:section text:style-name="Sect1" text:name="q19">
        <text:h text:style-name="Heading_20_3" text:outline-level="3"><text:soft-page-break/>Question 19</text:h>
        <text:p text:style-name="P8"/>
        <text:h text:style-name="Heading_20_4" text:outline-level="4">Question text</text:h>
        <text:p text:style-name="Text_20_body">Predict the output of below program <text:line-break/>class Test </text:p>
        <text:p text:style-name="P18">{</text:p>
        <text:p text:style-name="P18">public static void main(String args[]) </text:p>
        <text:p text:style-name="P19">{ </text:p>
        <text:p text:style-name="P19">boolean b="true";</text:p>
        <text:p text:style-name="P19">System.out.println(b); </text:p>
        <text:p text:style-name="P19">}</text:p>
        <text:p text:style-name="P19"/>
        <text:p text:style-name="P18">}</text:p>
        <text:p text:style-name="P8">Select one:</text:p>
        <text:p text:style-name="P8">A. true </text:p>
        <text:p text:style-name="P8">B. false </text:p>
        <text:p text:style-name="P8"><text:span text:style-name="T14">C. compilation error-incompatible types</text:span> </text:p>
        <text:p text:style-name="P8">D. compilation error-cannot find symbol </text:p>
      </text:section>
      <text:section text:style-name="Sect1" text:name="q20">
        <text:h text:style-name="Heading_20_3" text:outline-level="3">Question 20</text:h>
        <text:p text:style-name="P8"/>
        <text:p text:style-name="P8">Which of these is necessary condition for automatic type conversion in Java?</text:p>
        <text:p text:style-name="P8">Select one:</text:p>
        <text:p text:style-name="P8">a. The destination type is smaller than source type. </text:p>
        <text:p text:style-name="P8"><text:span text:style-name="T14">b. The destination type is larger than source type</text:span>. </text:p>
        <text:p text:style-name="P8">c. The destination type can be larger or smaller than source type. </text:p>
        <text:p text:style-name="P8">d. None of the mentioned </text:p>
      </text:section>
      <text:section text:style-name="Sect1" text:name="q21">
        <text:h text:style-name="Heading_20_3" text:outline-level="3">Question 21</text:h>
        <text:p text:style-name="P8"/>
        <text:p text:style-name="P8">Which of these operators is used to allocate memory to array variable in Java?</text:p>
        <text:p text:style-name="P8">Select one:</text:p>
        <text:p text:style-name="P8">a. malloc </text:p>
        <text:p text:style-name="P8">b. alloc </text:p>
        <text:p text:style-name="P12">c. new </text:p>
        <text:p text:style-name="P8">d. new malloc </text:p>
      </text:section>
      <text:section text:style-name="Sect1" text:name="q22">
        <text:h text:style-name="Heading_20_3" text:outline-level="3">Question 22</text:h>
        <text:p text:style-name="P8"/>
        <text:p text:style-name="Text_20_body">What is the return type of a method that does not return any value?</text:p>
        <text:p text:style-name="P8">Select one:</text:p>
        <text:p text:style-name="P8">A. int </text:p>
        <text:p text:style-name="P8">B. float </text:p>
        <text:p text:style-name="P12">C. void </text:p>
        <text:p text:style-name="P8"><text:soft-page-break/>D. char </text:p>
      </text:section>
      <text:section text:style-name="Sect1" text:name="q23">
        <text:h text:style-name="Heading_20_3" text:outline-level="3">Question 23</text:h>
        <text:p text:style-name="P8">Not yet answered</text:p>
        <text:p text:style-name="P8">Marked out of 1.00</text:p>
        <text:section text:style-name="Sect1" text:name="yui_3_17_2_1_1487062863486_89054">
          <text:p text:style-name="P8">Flag question</text:p>
        </text:section>
        <text:h text:style-name="Heading_20_4" text:outline-level="4">Question text</text:h>
        <text:p text:style-name="Text_20_body">class BankAccount{<text:line-break/> public synchronized void credit(int amt){ <text:line-break/> }<text:line-break/> public void debit(int amt){<text:line-break/>  synchronized (this) {<text:line-break/>   // do something<text:line-break/>  }<text:line-break/> }<text:line-break/> public static int computeInterest(){<text:line-break/> }<text:line-break/>}</text:p>
        <text:p text:style-name="P7">When method debit is being executed on object a1 of BankAccount by thread T1, which of the following is true?</text:p>
        <text:p text:style-name="P17">Select one:</text:p>
        <text:p text:style-name="P15">A. A lock is obtained by T1 on object a1 </text:p>
        <text:p text:style-name="P17">B. A lock is obtained by T1 on class BankAccount </text:p>
        <text:p text:style-name="P8"><text:span text:style-name="T18">C. Lock is obtained by T1 neither on a1 nor on class BankAcco</text:span>unt </text:p>
        <text:p text:style-name="P8">D. Thread T2 can not execute method computeInterest parallel to T1 </text:p>
      </text:section>
      <text:section text:style-name="Sect1" text:name="q24">
        <text:h text:style-name="Heading_20_3" text:outline-level="3">Question 24</text:h>
        <text:p text:style-name="Text_20_body">Which of the following statements about the try{} block in Java is false?</text:p>
        <text:p text:style-name="P8">Select one:</text:p>
        <text:p text:style-name="P8">a. Some of the statements in a try{} block will never throw an exception. </text:p>
        <text:p text:style-name="P8">b. The try{} block must appear before the catch{} blocks. </text:p>
        <text:p text:style-name="P8">c. <text:span text:style-name="T14">The try{} block cannot contain loops or branches.</text:span> </text:p>
        <text:p text:style-name="P8">d. The statements in a try{} block may throw several types of exception. </text:p>
      </text:section>
      <text:section text:style-name="Sect1" text:name="q25">
        <text:h text:style-name="Heading_20_3" text:outline-level="3">Question 25</text:h>
        <text:p text:style-name="P8">What will be the result of compiling following code.<text:line-break/><text:line-break/> public class MyClass{<text:line-break/>      public static void main(String args[]){<text:line-break/>      System.out.println("In first main()"); }<text:line-break/>      public static void main(char args[]){<text:line-break/>      System.out.println('a'); }<text:line-break/>      }</text:p>
        <text:p text:style-name="P8">Select one:</text:p>
        <text:p text:style-name="P8">A. Code will not compile and will give "Duplicate main() method declaration" error </text:p>
        <text:p text:style-name="P8"><text:soft-page-break/>B. Code will compile correctly but will give a runtime exception </text:p>
        <text:p text:style-name="P12">C. Code will compile correctly and will print "In first main()" (without quotes) when it is run </text:p>
        <text:p text:style-name="P8">D. Code will compile correctly and will print "a" (without quotes) when it is run </text:p>
      </text:section>
      <text:section text:style-name="Sect1" text:name="q26">
        <text:h text:style-name="Heading_20_3" text:outline-level="3">Question 26</text:h>
        <text:p text:style-name="Text_20_body">Given:</text:p>
        <text:p text:style-name="Text_20_body">35. String #name = “Jane Doe”;</text:p>
        <text:p text:style-name="Text_20_body">36.int $age=24;</text:p>
        <text:p text:style-name="Text_20_body">37. double _height = 123.5;</text:p>
        <text:p text:style-name="Text_20_body">38. double ~temp = 37.5;</text:p>
        <text:p text:style-name="Text_20_body">Which two are true? (Choose two.)</text:p>
        <text:p text:style-name="P8">Select one or more:</text:p>
        <text:p text:style-name="P8">a. Line 35 will not compile. </text:p>
        <text:p text:style-name="P12">b. Line 36 will not compile. </text:p>
        <text:p text:style-name="P12">c. Line 37 will not compile. </text:p>
        <text:p text:style-name="P8">d. Line 38 will not compile. </text:p>
      </text:section>
      <text:section text:style-name="Sect1" text:name="q27">
        <text:h text:style-name="Heading_20_3" text:outline-level="3">Question 27</text:h>
        <text:p text:style-name="P8">Which of these cannot be declared static?</text:p>
        <text:p text:style-name="P8">Select one:</text:p>
        <text:p text:style-name="P8">A. class </text:p>
        <text:p text:style-name="P8"><text:span text:style-name="T14">B. object</text:span> </text:p>
        <text:p text:style-name="P8">C. variable </text:p>
        <text:p text:style-name="P8">D. method </text:p>
      </text:section>
      <text:section text:style-name="Sect1" text:name="q28">
        <text:h text:style-name="Heading_20_3" text:outline-level="3">Question 28</text:h>
        <text:p text:style-name="P8"/>
        <text:p text:style-name="P8">Which of these is correct way of calling a constructor having no parameters, of superclass A by subclass B?</text:p>
        <text:p text:style-name="P8">Select one:</text:p>
        <text:p text:style-name="P8">a. super(void); </text:p>
        <text:p text:style-name="P8">b. superclass.(); </text:p>
        <text:p text:style-name="P8">c. super.A(); </text:p>
        <text:p text:style-name="P12">d. super(); </text:p>
      </text:section>
      <text:section text:style-name="Sect1" text:name="q29">
        <text:h text:style-name="Heading_20_3" text:outline-level="3">Question 29</text:h>
        <text:p text:style-name="P8"/>
        <text:p text:style-name="P8">Which of the following loops will execute the body of loop even when condition controlling the loop is initially false?</text:p>
        <text:p text:style-name="P8">Select one:</text:p>
        <text:p text:style-name="P8"><text:span text:style-name="T14">a. do-while</text:span> </text:p>
        <text:p text:style-name="P8">b. while </text:p>
        <text:p text:style-name="P8">c. for </text:p>
        <text:p text:style-name="P8">d. None of the mentioned </text:p>
      </text:section>
      <text:section text:style-name="Sect1" text:name="q30">
        <text:h text:style-name="Heading_20_3" text:outline-level="3"><text:soft-page-break/>Question 30</text:h>
        <text:p text:style-name="P8"/>
        <text:p text:style-name="Text_20_body">The relationship between an object and its corresponding class is referred to as</text:p>
        <text:p text:style-name="Text_20_body"> </text:p>
        <text:p text:style-name="P8">Select one:</text:p>
        <text:p text:style-name="P8">A. <text:span text:style-name="T14">Is-a relationship</text:span> </text:p>
        <text:p text:style-name="P8">B. Has-a relationship </text:p>
        <text:p text:style-name="P8">C. Kind-of relationship </text:p>
        <text:p text:style-name="P8">D. Part-of relationship </text:p>
      </text:section>
      <text:section text:style-name="Sect1" text:name="q31">
        <text:h text:style-name="Heading_20_3" text:outline-level="3">Question 31</text:h>
        <text:p text:style-name="P8"/>
        <text:p text:style-name="Text_20_body">String in Java is ?</text:p>
        <text:p text:style-name="P8">Select one:</text:p>
        <text:p text:style-name="P12">class </text:p>
        <text:p text:style-name="P8">object </text:p>
        <text:p text:style-name="P8">variable </text:p>
        <text:p text:style-name="P8">base class of all objects </text:p>
      </text:section>
      <text:section text:style-name="Sect1" text:name="q32">
        <text:h text:style-name="Heading_20_3" text:outline-level="3">Question 32</text:h>
        <text:p text:style-name="Text_20_body">Which of the following is/are <text:span text:style-name="T11">true </text:span>about inheritance in Java.</text:p>
        <text:p text:style-name="Text_20_body">1) In Java all classes inherit from the Object class directly or indirectly. The Object class is root of all classes.</text:p>
        <text:p text:style-name="Text_20_body">2) Multiple inheritance is not allowed in Java.</text:p>
        <text:p text:style-name="Text_20_body">3) Unlike C++, there is nothing like type of inheritance in Java where we can specify whether the inheritance is protected, public or private.</text:p>
        <text:p text:style-name="P8">Select one:</text:p>
        <text:p text:style-name="P12">a. 1, 2 and 3 </text:p>
        <text:p text:style-name="P8">b. 1 and 2 </text:p>
        <text:p text:style-name="P8">c. 2 and 3 </text:p>
        <text:p text:style-name="P8">d. 1 and 3 </text:p>
      </text:section>
      <text:section text:style-name="Sect1" text:name="q33">
        <text:h text:style-name="Heading_20_3" text:outline-level="3">Question 33</text:h>
        <text:p text:style-name="P8">An exception is termed as un-checked exception when it is deriving from</text:p>
        <text:p text:style-name="P8">Select one:</text:p>
        <text:p text:style-name="P8">A. java.lang.Exception </text:p>
        <text:p text:style-name="P8">B. java.lang.Error </text:p>
        <text:p text:style-name="P12">C. java.lang.RuntimeException </text:p>
        <text:p text:style-name="P8">D. java.lang.Throwable </text:p>
      </text:section>
      <text:section text:style-name="Sect1" text:name="q34">
        <text:h text:style-name="Heading_20_3" text:outline-level="3">Question 34</text:h>
        <text:p text:style-name="P8"/>
        <text:p text:style-name="P8">Which of the following definition is correct ?</text:p>
        <text:p text:style-name="P8"><text:soft-page-break/>Select one:</text:p>
        <text:p text:style-name="P8">a. String temp[] = new String {"a" "b" "c"}; </text:p>
        <text:p text:style-name="P8">b. <text:span text:style-name="T14">String temp[] = {"a", "b", "c"}; </text:span></text:p>
        <text:p text:style-name="P8">c. String temp = {"a", "b", "c"}; </text:p>
        <text:p text:style-name="P8">d. String temp[] = { "a " " b" "c"}; </text:p>
      </text:section>
      <text:section text:style-name="Sect1" text:name="q35">
        <text:h text:style-name="Heading_20_3" text:outline-level="3">Question 35</text:h>
        <text:p text:style-name="P8"/>
        <text:p text:style-name="P8">If a local variable is not initialised,it will resut in</text:p>
        <text:p text:style-name="P8">Select one:</text:p>
        <text:p text:style-name="P8">A. Syntax error </text:p>
        <text:p text:style-name="P12">B. Compile time error </text:p>
        <text:p text:style-name="P8">C. Run time error </text:p>
        <text:p text:style-name="P8">D. None of these </text:p>
      </text:section>
      <text:section text:style-name="Sect1" text:name="q36">
        <text:h text:style-name="Heading_20_3" text:outline-level="3">Question 36</text:h>
        <text:p text:style-name="P8"/>
        <text:p text:style-name="Text_20_body"> The output of the java compiler is a </text:p>
        <text:p text:style-name="P8">Select one:</text:p>
        <text:p text:style-name="P10"><text:span text:style-name="T17">a. .class file</text:span> </text:p>
        <text:p text:style-name="P8">b. .jar file </text:p>
        <text:p text:style-name="P8">c. .java file </text:p>
        <text:p text:style-name="P8">d. .exe file </text:p>
      </text:section>
      <text:section text:style-name="Sect1" text:name="q37">
        <text:h text:style-name="Heading_20_3" text:outline-level="3">Question 37</text:h>
        <text:p text:style-name="P8"/>
        <text:p text:style-name="Text_20_body">Which one creates an instance of an array?</text:p>
        <text:p text:style-name="P8">.</text:p>
        <text:p text:style-name="P8">Select one:</text:p>
        <text:p text:style-name="P12">int[ ] ia = new int[15]; </text:p>
        <text:p text:style-name="P8">float fa = new float[20]; </text:p>
        <text:p text:style-name="P8">char[ ] ca = "Some String"; </text:p>
        <text:p text:style-name="P8">int ia[ ] [ ] = { 4, 5, 6 }, { 1,2,3 }; </text:p>
      </text:section>
      <text:section text:style-name="Sect1" text:name="q38">
        <text:h text:style-name="Heading_20_3" text:outline-level="3">Question 38</text:h>
        <text:p text:style-name="P8"/>
        <text:p text:style-name="Text_20_body">What is the output for the below code ?<text:line-break/> <text:line-break/><text:line-break/>public class Test {  <text:line-break/>public static void main(String[] args) { <text:line-break/>Boolean expr = true; <text:line-break/>if (expr) { <text:line-break/>System.out.println("true"); <text:line-break/>} else { <text:line-break/>System.out.println("false"); <text:line-break/><text:soft-page-break/>} <text:line-break/>} <text:line-break/>}</text:p>
        <text:p text:style-name="Text_20_body"> </text:p>
        <text:p text:style-name="P8">Select one:</text:p>
        <text:p text:style-name="P12">A. True </text:p>
        <text:p text:style-name="P8">B. Compile Error - can't use Boolean object in if(). </text:p>
        <text:p text:style-name="P8">C. false </text:p>
        <text:p text:style-name="P8">D. Compile Properly but Runtime Exception. </text:p>
      </text:section>
      <text:section text:style-name="Sect1" text:name="q39">
        <text:h text:style-name="Heading_20_3" text:outline-level="3">Question 39</text:h>
        <text:p text:style-name="P8"/>
        <text:p text:style-name="Text_20_body">In the below program</text:p>
        <text:p text:style-name="Text_20_body">public class VarTest {<text:line-break/> private static String s1 = null;<text:line-break/> private int count;<text:line-break/> public static void main(String[] args) {<text:line-break/>  s1 = "abc";<text:line-break/>  count = 100;<text:line-break/> }<text:line-break/> public void operation(){<text:line-break/>  s1 = "xyz";<text:line-break/>  count = 200;<text:line-break/> }<text:line-break/>}</text:p>
        <text:p text:style-name="Text_20_body">This class does not compile because</text:p>
        <text:p text:style-name="P8">Select one:</text:p>
        <text:p text:style-name="P8">A. static varibale s1 is accessed in instance method operation </text:p>
        <text:p text:style-name="P8">B. instance variable count is accessed in instance method operation </text:p>
        <text:p text:style-name="P8">C. static varibale s1 is accessed in static method main </text:p>
        <text:p text:style-name="P8"><text:span text:style-name="T14">D. instance variable count is accessed in static method main</text:span> </text:p>
      </text:section>
      <text:section text:style-name="Sect1" text:name="q40">
        <text:h text:style-name="Heading_20_3" text:outline-level="3">Question 40</text:h>
        <text:p text:style-name="P8"/>
        <text:p text:style-name="Text_20_body">Mechanism of deriving a class from another derived class is known as____</text:p>
        <text:p text:style-name="P8">Select one:</text:p>
        <text:p text:style-name="P8">A. Polymorphism </text:p>
        <text:p text:style-name="P8">B. Single Inheritance </text:p>
        <text:p text:style-name="P8">C. <text:span text:style-name="T14">Multilevel Inheritance</text:span> </text:p>
        <text:p text:style-name="P8">D. Multiple inheritance </text:p>
      </text:section>
      <text:section text:style-name="Sect1" text:name="q41">
        <text:h text:style-name="Heading_20_3" text:outline-level="3">Question 41</text:h>
        <text:p text:style-name="P8"/>
        <text:p text:style-name="P8">Which method can be defined only once in a program?</text:p>
        <text:p text:style-name="P8">Select one:</text:p>
        <text:p text:style-name="P8"><text:soft-page-break/><text:span text:style-name="T14">A. main method</text:span> </text:p>
        <text:p text:style-name="P8">B. finalize method </text:p>
        <text:p text:style-name="P8">C. static method </text:p>
        <text:p text:style-name="P8">D. private method </text:p>
      </text:section>
      <text:section text:style-name="Sect1" text:name="q42">
        <text:h text:style-name="Heading_20_3" text:outline-level="3">Question 42</text:h>
        <text:p text:style-name="P8"/>
        <text:p text:style-name="Text_20_body">Which statement is true about static keyword?</text:p>
        <text:p text:style-name="P8">Select one:</text:p>
        <text:p text:style-name="P8">A. <text:span text:style-name="T14">Only one copy per class</text:span> </text:p>
        <text:p text:style-name="P8">B. Each instance of the class will have their own copy of the static member </text:p>
        <text:p text:style-name="P8">C. You always need an instance of the class to access the static member </text:p>
        <text:p text:style-name="P8">D. You cannot declare a data member as static, you can only declare methods as static </text:p>
      </text:section>
      <text:section text:style-name="Sect1" text:name="q43">
        <text:h text:style-name="Heading_20_3" text:outline-level="3">Question 43</text:h>
        <text:p text:style-name="P8"/>
        <text:p text:style-name="P8">Which refers to a channel through which data flow from the source to the destination:</text:p>
        <text:p text:style-name="P8">Select one:</text:p>
        <text:p text:style-name="P8">A. String </text:p>
        <text:p text:style-name="P8">B. Character </text:p>
        <text:p text:style-name="P12">C. Stream </text:p>
        <text:p text:style-name="P8">D. Buffer </text:p>
      </text:section>
      <text:section text:style-name="Sect1" text:name="q44">
        <text:h text:style-name="Heading_20_3" text:outline-level="3">Question 44</text:h>
        <text:p text:style-name="P8"/>
        <text:p text:style-name="Text_20_body">Which of these class can encapsulate an entire executing program?</text:p>
        <text:p text:style-name="P8">Select one:</text:p>
        <text:p text:style-name="P8">A. Void </text:p>
        <text:p text:style-name="P12">B. Process </text:p>
        <text:p text:style-name="P8">C. Runtime </text:p>
        <text:p text:style-name="P8">D. System </text:p>
      </text:section>
      <text:section text:style-name="Sect1" text:name="q45">
        <text:h text:style-name="Heading_20_3" text:outline-level="3">Question 45</text:h>
        <text:p text:style-name="P8"/>
        <text:p text:style-name="P8">Which of these are selection statements in Java?</text:p>
        <text:p text:style-name="P8">Select one:</text:p>
        <text:p text:style-name="P8"><text:span text:style-name="T14">A. if()</text:span> </text:p>
        <text:p text:style-name="P8">B. for() </text:p>
        <text:p text:style-name="P8">C. continue </text:p>
        <text:p text:style-name="P8">D. break </text:p>
      </text:section>
      <text:section text:style-name="Sect1" text:name="q46">
        <text:h text:style-name="Heading_20_3" text:outline-level="3">Question 46</text:h>
        <text:p text:style-name="P8"/>
        <text:p text:style-name="P8">What allows the programmer to destroy an object x?</text:p>
        <text:p text:style-name="P8">Select one:</text:p>
        <text:p text:style-name="P12"><text:soft-page-break/>A. Only the garbage collection system can destroy an object. </text:p>
        <text:p text:style-name="P8">B. X.delete </text:p>
        <text:p text:style-name="P8">C. X.destroy </text:p>
        <text:p text:style-name="P8">D. none </text:p>
      </text:section>
      <text:section text:style-name="Sect1" text:name="q47">
        <text:h text:style-name="Heading_20_3" text:outline-level="3">Question 47</text:h>
        <text:p text:style-name="P8"/>
        <text:p text:style-name="P8">Which of these class is used to read and write bytes in a file?</text:p>
        <text:p text:style-name="P8">Select one:</text:p>
        <text:p text:style-name="P8">A. FileReader </text:p>
        <text:p text:style-name="P8">B. FileWriter </text:p>
        <text:p text:style-name="P8">C. <text:span text:style-name="T14">FileInputStream</text:span> </text:p>
        <text:p text:style-name="P8">D. InputStreamReader </text:p>
      </text:section>
      <text:section text:style-name="Sect1" text:name="q48">
        <text:h text:style-name="Heading_20_3" text:outline-level="3">Question 48</text:h>
        <text:p text:style-name="P8"/>
        <text:p text:style-name="Text_20_body">What is the return type of Constructors?</text:p>
        <text:p text:style-name="P8">Select one:</text:p>
        <text:p text:style-name="P8">A. int </text:p>
        <text:p text:style-name="P12">B. void </text:p>
        <text:p text:style-name="P8">C. float </text:p>
        <text:p text:style-name="P8">D. none of above </text:p>
      </text:section>
      <text:section text:style-name="Sect1" text:name="q49">
        <text:h text:style-name="Heading_20_3" text:outline-level="3">Question 49</text:h>
        <text:p text:style-name="P8"/>
        <text:p text:style-name="Text_20_body">A class can have many methods with the same name, as long as the number of parameters is different. This is known as</text:p>
        <text:p text:style-name="P8">Select one:</text:p>
        <text:p text:style-name="P8">A. <text:span text:style-name="T14">Method Overloading</text:span> </text:p>
        <text:p text:style-name="P8">B. Method Invocating </text:p>
        <text:p text:style-name="P8">C. Method Overriding </text:p>
        <text:p text:style-name="P8">D. Method Labeling </text:p>
      </text:section>
      <text:section text:style-name="Sect1" text:name="q50">
        <text:h text:style-name="Heading_20_3" text:outline-level="3">Question 50</text:h>
        <text:p text:style-name="P8"/>
        <text:p text:style-name="Text_20_body">Which command is used to continue the iteration of the loop; but skipping the execution of statements below it?</text:p>
        <text:p text:style-name="P8">Select one:</text:p>
        <text:p text:style-name="P8">a. goto </text:p>
        <text:p text:style-name="P8"><text:span text:style-name="T14">b. continue</text:span> </text:p>
        <text:p text:style-name="P8">c. break </text:p>
        <text:p text:style-name="P8">d. return </text:p>
      </text:section>
      <text:section text:style-name="Sect1" text:name="q51">
        <text:h text:style-name="Heading_20_3" text:outline-level="3">Question 51</text:h>
        <text:p text:style-name="P8"/>
        <text:p text:style-name="Text_20_body"><text:soft-page-break/>Predict the output of the below code:</text:p>
        <text:p text:style-name="Text_20_body">class Student</text:p>
        <text:p text:style-name="Text_20_body">{</text:p>
        <text:p text:style-name="Text_20_body">private String name;</text:p>
        <text:p text:style-name="Text_20_body">static int no_of_stud=0;</text:p>
        <text:p text:style-name="Text_20_body">public String getName()</text:p>
        <text:p text:style-name="Text_20_body">{</text:p>
        <text:p text:style-name="Text_20_body">return name;</text:p>
        <text:p text:style-name="Text_20_body">}</text:p>
        <text:p text:style-name="Text_20_body">public void setName(String name)</text:p>
        <text:p text:style-name="Text_20_body">{</text:p>
        <text:p text:style-name="Text_20_body">this.name=name;</text:p>
        <text:p text:style-name="Text_20_body">}</text:p>
        <text:p text:style-name="Text_20_body">public void showDetails()</text:p>
        <text:p text:style-name="Text_20_body">{</text:p>
        <text:p text:style-name="Text_20_body">System.out.println("Name:"+getName());</text:p>
        <text:p text:style-name="Text_20_body">System.out.println("No of Students:"+no_of_stud);</text:p>
        <text:p text:style-name="Text_20_body">}</text:p>
        <text:p text:style-name="Text_20_body">public static void main(String args[])</text:p>
        <text:p text:style-name="Text_20_body">{</text:p>
        <text:p text:style-name="Text_20_body">Student st1=new Student();</text:p>
        <text:p text:style-name="Text_20_body">st1.setName("John");</text:p>
        <text:p text:style-name="Text_20_body">st1.no_of_stud++;</text:p>
        <text:p text:style-name="Text_20_body">Student st2=new Student();</text:p>
        <text:p text:style-name="Text_20_body">st2.setName("Job");</text:p>
        <text:p text:style-name="P21">st2.no_of_stud++;</text:p>
        <text:p text:style-name="P21">st1.showDetails();</text:p>
        <text:p text:style-name="P21">st2.showDetails();</text:p>
        <text:p text:style-name="P21">}</text:p>
        <text:p text:style-name="P21">}</text:p>
        <text:p text:style-name="P8">Select one:</text:p>
        <text:p text:style-name="P8">A. Name:John<text:line-break/>No of Students:1<text:line-break/>Name:Job<text:line-break/>No of Students:2 </text:p>
        <text:p text:style-name="P8"><text:soft-page-break/>B. Name:Job<text:line-break/>No of Students:1<text:line-break/>Name:Job<text:line-break/>No of Students:1 </text:p>
        <text:p text:style-name="P9">C. <text:line-break/>Name:John<text:line-break/><text:line-break/>No of Students:1<text:line-break/>Name:Job<text:line-break/>No of Students:1 </text:p>
        <text:p text:style-name="P13">D. <text:line-break/>Name:John<text:line-break/><text:line-break/>No of Students:2<text:line-break/>Name:Job<text:line-break/>No of Students:2 </text:p>
        <text:p text:style-name="P8">E. The code does not compile </text:p>
      </text:section>
      <text:section text:style-name="Sect1" text:name="q52">
        <text:h text:style-name="Heading_20_3" text:outline-level="3">Question 52</text:h>
        <text:p text:style-name="P8"/>
        <text:p text:style-name="P8">What is Truncation in Java?</text:p>
        <text:p text:style-name="P8">Select one:</text:p>
        <text:p text:style-name="P12">A. Floating-point value assigned to an integer type. </text:p>
        <text:p text:style-name="P8">B. Integer value assigned to floating type. </text:p>
        <text:p text:style-name="P8">C. Floating-point value assigned to an Floating type. </text:p>
        <text:p text:style-name="P8">D. Integer value assigned to floating type. </text:p>
      </text:section>
      <text:section text:style-name="Sect1" text:name="q53">
        <text:h text:style-name="Heading_20_3" text:outline-level="3">Question 53</text:h>
        <text:p text:style-name="P8"/>
        <text:p text:style-name="P8">Which of the following Java statements is the correct way to open a binary file called "x.dat" for writing?</text:p>
        <text:p text:style-name="P8">Select one:</text:p>
        <text:p text:style-name="P8">A. FileOutputStream x = new ObjectOutputStream("x.dat"); </text:p>
        <text:p text:style-name="P8">B. ObjectOutputStream x = new ObjectOutputStream("x.dat"); </text:p>
        <text:p text:style-name="P8">C. <text:span text:style-name="T14">ObjectOutputStream x = new ObjectOutputStream(new FileOutputStream("x.dat"));</text:span> </text:p>
        <text:p text:style-name="P8">D. FileOutputStream x = new FileOutputStream(new ObjectOutputStream("x.dat")); </text:p>
      </text:section>
      <text:section text:style-name="Sect1" text:name="q54">
        <text:h text:style-name="Heading_20_3" text:outline-level="3">Question 54</text:h>
        <text:p text:style-name="P8"/>
        <text:p text:style-name="P8">When a program class implements an interface, it must provide behavior for</text:p>
        <text:p text:style-name="P8">Select one:</text:p>
        <text:p text:style-name="P8">a. two methods defined in that interface </text:p>
        <text:p text:style-name="P8">b. any methods in a class </text:p>
        <text:p text:style-name="P8">c. only certain methods in that interface </text:p>
        <text:p text:style-name="P8"><text:span text:style-name="T14">d. all methods defined in that interface</text:span> </text:p>
      </text:section>
      <text:section text:style-name="Sect1" text:name="q55">
        <text:h text:style-name="Heading_20_3" text:outline-level="3"><text:soft-page-break/>Question 55</text:h>
        <text:p text:style-name="Text_20_body">A software object's behaviour is exposed through</text:p>
        <text:p text:style-name="P8">Select one:</text:p>
        <text:p text:style-name="P8">A. Classes </text:p>
        <text:p text:style-name="P8">B. Messages </text:p>
        <text:p text:style-name="P8">C. Fields </text:p>
        <text:p text:style-name="P12">D. Methods </text:p>
      </text:section>
      <text:section text:style-name="Sect1" text:name="q56">
        <text:h text:style-name="Heading_20_3" text:outline-level="3">Question 56</text:h>
        <text:p text:style-name="P8"/>
        <text:p text:style-name="P8">Arrays in Java are implemented as?</text:p>
        <text:p text:style-name="P8">Select one:</text:p>
        <text:p text:style-name="P8">a. class </text:p>
        <text:p text:style-name="P12">b. object </text:p>
        <text:p text:style-name="P8">c. variable </text:p>
        <text:p text:style-name="P8">d. None of the mentioned </text:p>
      </text:section>
      <text:section text:style-name="Sect1" text:name="q57">
        <text:h text:style-name="Heading_20_3" text:outline-level="3">Question 57</text:h>
        <text:p text:style-name="P8">=</text:p>
        <text:p text:style-name="P8">Which of the following is NOT a valid ‘type’ in Java?</text:p>
        <text:p text:style-name="P8">Select one:</text:p>
        <text:p text:style-name="P8">a. void </text:p>
        <text:p text:style-name="P8">b. int </text:p>
        <text:p text:style-name="P8">c. Integer </text:p>
        <text:p text:style-name="P12">d. static </text:p>
      </text:section>
      <text:section text:style-name="Sect1" text:name="q58">
        <text:h text:style-name="Heading_20_3" text:outline-level="3">Question 58</text:h>
        <text:p text:style-name="P8"/>
        <text:p text:style-name="Text_20_body">What is the output of following program? </text:p>
        <text:p text:style-name="Text_20_body">public class Question10 { </text:p>
        <text:p text:style-name="Text_20_body">public static void main(String[] args) </text:p>
        <text:p text:style-name="Text_20_body">{ </text:p>
        <text:p text:style-name="Text_20_body">int a[] = new int[10]; </text:p>
        <text:p text:style-name="Text_20_body">int i; </text:p>
        <text:p text:style-name="Text_20_body">for (i=0; i&lt;10; i++) </text:p>
        <text:p text:style-name="Text_20_body">a[i] = i; </text:p>
        <text:p text:style-name="Text_20_body">System.out.println(a[-1]); </text:p>
        <text:p text:style-name="Text_20_body">} </text:p>
        <text:p text:style-name="Text_20_body">} </text:p>
        <text:p text:style-name="P8">Select one:</text:p>
        <text:p text:style-name="P8">A. Will encounter a compilation error </text:p>
        <text:p text:style-name="P12"><text:soft-page-break/>B. Will encounter exception at runtime </text:p>
        <text:p text:style-name="P8">C. Will get into infinite loop </text:p>
        <text:p text:style-name="P8">D. prints 0 </text:p>
      </text:section>
      <text:section text:style-name="Sect1" text:name="q59">
        <text:h text:style-name="Heading_20_3" text:outline-level="3">Question 59</text:h>
        <text:p text:style-name="P8">Not yet answered</text:p>
        <text:p text:style-name="P8">Marked out of 1.00</text:p>
        <text:section text:style-name="Sect1" text:name="yui_3_17_2_1_1487062863486_89270">
          <text:p text:style-name="P8">Flag question</text:p>
        </text:section>
        <text:h text:style-name="Heading_20_4" text:outline-level="4">Question text</text:h>
        <text:p text:style-name="Text_20_body">What is the output of the following program ?</text:p>
        <text:p text:style-name="Text_20_body">  class Test1{<text:line-break/>  <text:line-break/>   public static void main( String[] args ) throws Exception{<text:line-break/>  <text:line-break/>    B obj = new B();<text:line-break/>  <text:line-break/>   }<text:line-break/>  }<text:line-break/>  class A{<text:line-break/>  <text:line-break/>   public A( boolean bFlag ){<text:line-break/>    <text:line-break/>    System.out.println("Inside the constructor of A");<text:line-break/>   }<text:line-break/>  }<text:line-break/>  class B extends A{<text:line-break/>  <text:line-break/>   public B(){<text:line-break/>  <text:line-break/>    System.out.println("Inside the constructor of B");<text:line-break/>   }<text:line-break/>  }</text:p>
        <text:p text:style-name="P8">Select one:</text:p>
        <text:p text:style-name="P8">A. Prints the following line Inside the constructor of B </text:p>
        <text:p text:style-name="P8">B. Compile and result in RunTime error. </text:p>
        <text:p text:style-name="P8">C. Prints the following line Inside the constructor of A </text:p>
        <text:p text:style-name="P12">D. Will not compile. </text:p>
      </text:section>
      <text:section text:style-name="Sect1" text:name="q60">
        <text:h text:style-name="Heading_20_3" text:outline-level="3">Question 60</text:h>
        <text:p text:style-name="P8"/>
        <text:p text:style-name="P8">Which lines of the following will produce an error? <text:line-break/><text:line-break/>1. byte a1 = 2, a2 = 4, a3;<text:line-break/>2. short s = 16;<text:line-break/>3. a2 = s;<text:line-break/>4. a3 = a1 * a2;<text:line-break/><text:soft-page-break/>(The lines are numbered only for illustration in this question.)</text:p>
        <text:p text:style-name="P8">Select one:</text:p>
        <text:p text:style-name="P12">A. Line 3 and Line 4 </text:p>
        <text:p text:style-name="P8">B. Line 1 only </text:p>
        <text:p text:style-name="P8">C. Line 3 only </text:p>
        <text:p text:style-name="P8">D. Line 1 and Line 4 </text:p>
      </text:section>
      <text:section text:style-name="Sect1" text:name="q61">
        <text:h text:style-name="Heading_20_3" text:outline-level="3">Question 61</text:h>
        <text:p text:style-name="P8"/>
        <text:p text:style-name="P8">Which of the following is incorrect statement about packages?</text:p>
        <text:p text:style-name="P8">Select one:</text:p>
        <text:p text:style-name="P8">A. Package defines a namespace in which classes are stored. </text:p>
        <text:p text:style-name="P8">B. A package can contain other package within it. </text:p>
        <text:p text:style-name="P8">C. Java uses file system directories to store packages. </text:p>
        <text:p text:style-name="P8">D. <text:span text:style-name="T14">A package can be renamed without renaming the directory in which the classes are stored.</text:span> </text:p>
      </text:section>
      <text:section text:style-name="Sect1" text:name="q62">
        <text:h text:style-name="Heading_20_3" text:outline-level="3">Question 62</text:h>
        <text:p text:style-name="P8"/>
        <text:p text:style-name="P8">Which of these cannot be used for a variable name in Java?</text:p>
        <text:p text:style-name="P8">Select one:</text:p>
        <text:p text:style-name="P8">A. identifier </text:p>
        <text:p text:style-name="P8">B. keyword </text:p>
        <text:p text:style-name="P8"><text:span text:style-name="T14">C. identifier &amp; keyword</text:span> </text:p>
        <text:p text:style-name="P8">D. None of the mentioned </text:p>
      </text:section>
      <text:section text:style-name="Sect1" text:name="q63">
        <text:h text:style-name="Heading_20_3" text:outline-level="3">Question 63</text:h>
        <text:p text:style-name="P8"/>
        <text:p text:style-name="Text_20_body">A collection of methods with no implementation is called</text:p>
        <text:p text:style-name="P8">Select one:</text:p>
        <text:p text:style-name="P8">A.  Classes </text:p>
        <text:p text:style-name="P12">B.  Interfaces </text:p>
        <text:p text:style-name="P8">C.  Fields </text:p>
        <text:p text:style-name="P8">D.  Data </text:p>
      </text:section>
      <text:section text:style-name="Sect1" text:name="q64">
        <text:h text:style-name="Heading_20_3" text:outline-level="3">Question 64</text:h>
        <text:p text:style-name="P8"/>
        <text:p text:style-name="Text_20_body">Predict the output of the following program</text:p>
        <text:p text:style-name="Text_20_body"> </text:p>
        <text:p text:style-name="Text_20_body">class Parent</text:p>
        <text:p text:style-name="Text_20_body">{</text:p>
        <text:p text:style-name="Text_20_body">}</text:p>
        <text:p text:style-name="Text_20_body">class Child extends Parent</text:p>
        <text:p text:style-name="Text_20_body">{</text:p>
        <text:p text:style-name="Text_20_body"><text:soft-page-break/>}</text:p>
        <text:p text:style-name="Text_20_body">public class Test {</text:p>
        <text:p text:style-name="Text_20_body">public static void main(String[] args) {</text:p>
        <text:p text:style-name="Text_20_body">Parent p=new Parent(); // line number 1</text:p>
        <text:p text:style-name="Text_20_body">Parent p1=new Child();// line number 2</text:p>
        <text:p text:style-name="Text_20_body">Child c=new Parent();//line number 3</text:p>
        <text:p text:style-name="Text_20_body">Child c1=new Child(); //line number 4</text:p>
        <text:p text:style-name="Text_20_body">}</text:p>
        <text:p text:style-name="Text_20_body">}</text:p>
        <text:p text:style-name="P8">Select one:</text:p>
        <text:p text:style-name="P8">A. <text:span text:style-name="T14">Line number 3 will generate an error</text:span> </text:p>
        <text:p text:style-name="P8">B. Line number 1 will generate an error </text:p>
        <text:p text:style-name="P8">C. Line number 2 will generate an error </text:p>
        <text:p text:style-name="P8">D. Line number 4 will generate an error </text:p>
      </text:section>
      <text:section text:style-name="Sect1" text:name="q65">
        <text:h text:style-name="Heading_20_3" text:outline-level="3">Question 65</text:h>
        <text:p text:style-name="P8"/>
        <text:p text:style-name="Text_20_body">Predict the output of the below mentioned program </text:p>
        <text:p text:style-name="P20">public class TestClass {</text:p>
        <text:p text:style-name="P20">                public static void main(String args[])</text:p>
        <text:p text:style-name="P20">                {</text:p>
        <text:p text:style-name="P20">                                ArrayList&lt;String&gt; list=new ArrayList&lt;String&gt;();</text:p>
        <text:p text:style-name="P20">                                list.add("abc");</text:p>
        <text:p text:style-name="P20">                                list.add("xyz");</text:p>
        <text:p text:style-name="P20">                                list.add("pqr");</text:p>
        <text:p text:style-name="P20">                                </text:p>
        <text:p text:style-name="P20">                                list.forEach(System.out::println);</text:p>
        <text:p text:style-name="P20">                }</text:p>
        <text:p text:style-name="P20"> </text:p>
        <text:p text:style-name="P20">}</text:p>
        <text:p text:style-name="P8">Select one:</text:p>
        <text:p text:style-name="P12">A. abc xyz pqr </text:p>
        <text:p text:style-name="P8">B. No output </text:p>
        <text:p text:style-name="P8">C. Program will generate compilation error </text:p>
        <text:p text:style-name="P8">D. An exception will be thrown during runtime </text:p>
      </text:section>
      <text:section text:style-name="Sect1" text:name="q66">
        <text:h text:style-name="Heading_20_3" text:outline-level="3">Question 66</text:h>
        <text:p text:style-name="P8"/>
        <text:p text:style-name="Text_20_body"><text:soft-page-break/>What is the recommended order of declaring variable types?</text:p>
        <text:p text:style-name="P8">Select one:</text:p>
        <text:p text:style-name="P8">A. Public, protected, private </text:p>
        <text:p text:style-name="P8">B. <text:span text:style-name="T14">Private, protected, public</text:span> </text:p>
        <text:p text:style-name="P8">C. Protected, private, public </text:p>
        <text:p text:style-name="P8">D. The variables can be declared in any order </text:p>
      </text:section>
      <text:section text:style-name="Sect1" text:name="q67">
        <text:h text:style-name="Heading_20_3" text:outline-level="3">Question 67</text:h>
        <text:p text:style-name="P8"/>
        <text:p text:style-name="Text_20_body">What is the error in the following code? </text:p>
        <text:p text:style-name="P5">          <text:span text:style-name="T15">class Test { </text:span></text:p>
        <text:p text:style-name="P5">          <text:span text:style-name="T15">abstract void display( ); </text:span></text:p>
        <text:p text:style-name="P5">           <text:span text:style-name="T15">}</text:span></text:p>
        <text:p text:style-name="P8">Select one:</text:p>
        <text:p text:style-name="P8">a. No error </text:p>
        <text:p text:style-name="P8">b. Method display( ) should be declared as static </text:p>
        <text:p text:style-name="P8">c. <text:span text:style-name="T14">Test class should be declared as abstract</text:span> </text:p>
        <text:p text:style-name="P8">d. Test class should be declared as public </text:p>
      </text:section>
      <text:section text:style-name="Sect1" text:name="q68">
        <text:h text:style-name="Heading_20_3" text:outline-level="3">Question 68</text:h>
        <text:p text:style-name="P8"/>
        <text:p text:style-name="P8">Which of these is used to access member of class before object of that class is created?</text:p>
        <text:p text:style-name="P8">Select one:</text:p>
        <text:p text:style-name="P8">a. public </text:p>
        <text:p text:style-name="P8">b. private </text:p>
        <text:p text:style-name="P12">c. static </text:p>
        <text:p text:style-name="P8">d. protected </text:p>
      </text:section>
      <text:section text:style-name="Sect1" text:name="q69">
        <text:h text:style-name="Heading_20_3" text:outline-level="3">Question 69</text:h>
        <text:p text:style-name="P8"/>
        <text:p text:style-name="P8">Which of the following are true about interfaces.</text:p>
        <text:p text:style-name="P8">Select one:</text:p>
        <text:p text:style-name="P8">A. Methods declared in interfaces are implicitly private. </text:p>
        <text:p text:style-name="P8">B. <text:span text:style-name="T14">Variables declared in interfaces are implicitly public, static, and final.</text:span> </text:p>
        <text:p text:style-name="P8">C. An interface contains any number of method definitions. </text:p>
        <text:p text:style-name="P8">D. The keyword implements indicate that an interface inherits from another. </text:p>
      </text:section>
      <text:section text:style-name="Sect1" text:name="q70">
        <text:h text:style-name="Heading_20_3" text:outline-level="3">Question 70</text:h>
        <text:p text:style-name="P8"/>
        <text:p text:style-name="P8">What is the output of the following program ?<text:line-break/>  <text:line-break/>  class Test1{<text:line-break/>  <text:line-break/><text:soft-page-break/>   static{<text:line-break/>    <text:line-break/>    System.out.println("Inside Static Block");<text:line-break/>   }<text:line-break/>  <text:line-break/>   public static void main( String[] args ){<text:line-break/>  <text:line-break/>    System.out.println("Inside Main");<text:line-break/>   }<text:line-break/>  }</text:p>
        <text:p text:style-name="P8">Select one:</text:p>
        <text:p text:style-name="P8">A. Will not compile </text:p>
        <text:p text:style-name="P8">B. Prints the following line<text:line-break/>Inside Main </text:p>
        <text:p text:style-name="P12">C. Prints the following lines<text:line-break/>Inside Static Block <text:line-break/>Inside Main </text:p>
        <text:p text:style-name="P8">D. Prints the following lines <text:line-break/>Inside Main <text:line-break/>Inside Static Block </text:p>
      </text:section>
      <text:section text:style-name="Sect1" text:name="q71">
        <text:h text:style-name="Heading_20_3" text:outline-level="3">Question 71</text:h>
        <text:p text:style-name="P8"/>
        <text:p text:style-name="Text_20_body">What will be the output of the program?</text:p>
        <text:p text:style-name="Text_20_body">for (int i = 0; i &lt; 4; i += 2)</text:p>
        <text:p text:style-name="Text_20_body">{</text:p>
        <text:p text:style-name="Text_20_body">    System.out.print(i + " ");</text:p>
        <text:p text:style-name="Text_20_body">}</text:p>
        <text:p text:style-name="Text_20_body">System.out.println(i); /* Line 5 */</text:p>
        <text:p text:style-name="Text_20_body">A. 0 2 4</text:p>
        <text:p text:style-name="Text_20_body">B. 0 2 4 5</text:p>
        <text:p text:style-name="Text_20_body">C. 0 1 2 3 4 </text:p>
        <text:p text:style-name="P6">D.Compilation Fails</text:p>
        <text:p text:style-name="P8">Select one:</text:p>
        <text:p text:style-name="P8">A </text:p>
        <text:p text:style-name="P8">B </text:p>
        <text:p text:style-name="P8">C </text:p>
        <text:p text:style-name="P8">D </text:p>
      </text:section>
      <text:section text:style-name="Sect1" text:name="q72">
        <text:h text:style-name="Heading_20_3" text:outline-level="3">Question 72</text:h>
        <text:p text:style-name="P8"/>
        <text:p text:style-name="Text_20_body">When using method overriding, which of the following is true?</text:p>
        <text:p text:style-name="P8">Select one:</text:p>
        <text:p text:style-name="P8"><text:soft-page-break/>a. The number of parameters determines which version of an overridden method is invoked. </text:p>
        <text:p text:style-name="P8">b. <text:span text:style-name="T13">The class determines which version of an overridden method is invoked.</text:span> </text:p>
        <text:p text:style-name="P8">c. The method determines which version of an overridden method is invoked. </text:p>
        <text:p text:style-name="P8">d. The object reference determines which version of an overridden method is invoked. </text:p>
      </text:section>
      <text:section text:style-name="Sect1" text:name="q73">
        <text:h text:style-name="Heading_20_3" text:outline-level="3">Question 73</text:h>
        <text:p text:style-name="P8"/>
        <text:p text:style-name="P8">Java allows, same compiled program to be executed on multiple operating systems without any modification in the source code</text:p>
        <text:p text:style-name="P8">Select one:</text:p>
        <text:p text:style-name="P11">True </text:p>
        <text:p text:style-name="P8">False </text:p>
      </text:section>
      <text:section text:style-name="Sect1" text:name="q74">
        <text:h text:style-name="Heading_20_3" text:outline-level="3">Question 74</text:h>
        <text:p text:style-name="P8"/>
        <text:p text:style-name="P22">)<text:span text:style-name="T16">      </text:span>What will be the output of the program?</text:p>
        <text:p text:style-name="Text_20_body">public class Sample </text:p>
        <text:p text:style-name="Text_20_body">{  </text:p>
        <text:p text:style-name="Text_20_body">    public static void main(String[] args) </text:p>
        <text:p text:style-name="Text_20_body">    {</text:p>
        <text:p text:style-name="Text_20_body">        try </text:p>
        <text:p text:style-name="Text_20_body">        { </text:p>
        <text:p text:style-name="Text_20_body">            return; </text:p>
        <text:p text:style-name="Text_20_body">        } </text:p>
        <text:p text:style-name="Text_20_body">        finally </text:p>
        <text:p text:style-name="Text_20_body">        {</text:p>
        <text:p text:style-name="Text_20_body">            System.out.println( "Finally" ); </text:p>
        <text:p text:style-name="Text_20_body">        } </text:p>
        <text:p text:style-name="Text_20_body">    } </text:p>
        <text:p text:style-name="Text_20_body">}</text:p>
        <text:p text:style-name="P8">Select one:</text:p>
        <text:p text:style-name="P11">A. Finally </text:p>
        <text:p text:style-name="P8">B. Compilation fails </text:p>
        <text:p text:style-name="P8">C. The code runs with no output </text:p>
        <text:p text:style-name="P8">D. An exception is thrown at runtime </text:p>
      </text:section>
      <text:section text:style-name="Sect1" text:name="q75">
        <text:h text:style-name="Heading_20_3" text:outline-level="3">Question 75</text:h>
        <text:p text:style-name="P8">An abstract class can not be instantiated because</text:p>
        <text:p text:style-name="P8">Select one:</text:p>
        <text:p text:style-name="P8">A. Abstract classes have only static methods </text:p>
        <text:p text:style-name="P8"><text:soft-page-break/>B. Abstract classes can not be extended </text:p>
        <text:p text:style-name="P8">C. Abstract classes are not thread safe </text:p>
        <text:p text:style-name="P8">D. <text:span text:style-name="T13">Abstract classes contain un-implemented method definitions</text:span> </text:p>
      </text:section>
      <text:section text:style-name="Sect1" text:name="q76">
        <text:h text:style-name="Heading_20_3" text:outline-level="3">Question 76</text:h>
        <text:p text:style-name="P8"/>
        <text:p text:style-name="P8">Which keyword is used to create an instance of a class?</text:p>
        <text:p text:style-name="P8">Select one:</text:p>
        <text:p text:style-name="P8">A.  final </text:p>
        <text:p text:style-name="P8">B.  instanceof </text:p>
        <text:p text:style-name="P11">C.  new </text:p>
        <text:p text:style-name="P8">D.  extends </text:p>
      </text:section>
      <text:section text:style-name="Sect1" text:name="q77">
        <text:h text:style-name="Heading_20_3" text:outline-level="3">Question 77</text:h>
        <text:p text:style-name="P8"/>
        <text:p text:style-name="Text_20_body">What is the output of this program?<text:line-break/><text:line-break/>        import java.text.*;<text:line-break/><text:line-break/>        import java.util.*;<text:line-break/><text:line-break/>        class Date_formatting {         <text:line-break/><text:line-break/>            public static void main(String args[]) {<text:line-break/><text:line-break/>                    Date date = new Date();<text:line-break/><text:line-break/>                    SimpleDateFormat sdf;<text:line-break/><text:line-break/>                sdf = new SimpleDateFormat("mm:hh:ss");<text:line-break/><text:line-break/>                System.out.print(sdf.format(date));<text:line-break/><text:line-break/>            }  <text:line-break/><text:line-break/>        }<text:line-break/><text:line-break/>Note : The program is executed at <text:span text:style-name="T11">3 </text:span>hour <text:span text:style-name="T11">55</text:span> minutes and <text:span text:style-name="T11">4</text:span> sec (<text:span text:style-name="T11">24 </text:span>hours time).</text:p>
        <text:p text:style-name="P8">Select one:</text:p>
        <text:p text:style-name="P8">A. 3:55:4 </text:p>
        <text:p text:style-name="P8">B. 3.55.4 </text:p>
        <text:p text:style-name="P8">C. <text:span text:style-name="T13">55:03:04</text:span> </text:p>
        <text:p text:style-name="P8">D. 03:55:04 </text:p>
      </text:section>
      <text:section text:style-name="Sect1" text:name="q78">
        <text:h text:style-name="Heading_20_3" text:outline-level="3">Question 78</text:h>
        <text:p text:style-name="P8"/>
        <text:p text:style-name="P8">The .................. object provides you with methods to access data from the table.</text:p>
        <text:p text:style-name="P8"><text:soft-page-break/>Select one:</text:p>
        <text:p text:style-name="P8">A. <text:span text:style-name="T13">ResultSet</text:span> </text:p>
        <text:p text:style-name="P8">B. Parametrized </text:p>
        <text:p text:style-name="P8">C. TableStatement </text:p>
        <text:p text:style-name="P8">D. Condition </text:p>
      </text:section>
      <text:section text:style-name="Sect1" text:name="q79">
        <text:h text:style-name="Heading_20_3" text:outline-level="3">Question 79</text:h>
        <text:p text:style-name="P8"/>
        <text:p text:style-name="P8">Which is the last method invoked when an exception is raised?</text:p>
        <text:p text:style-name="P8">Select one:</text:p>
        <text:p text:style-name="P11">A.  finally{} </text:p>
        <text:p text:style-name="P8">B.  hashCode{} </text:p>
        <text:p text:style-name="P8">C.  finalize{} </text:p>
        <text:p text:style-name="P8">D.  toString{} </text:p>
      </text:section>
      <text:section text:style-name="Sect1" text:name="q80">
        <text:h text:style-name="Heading_20_3" text:outline-level="3">Question 80</text:h>
        <text:p text:style-name="P8">Not yet answered</text:p>
        <text:p text:style-name="P8">Marked out of 1.00</text:p>
        <text:section text:style-name="Sect1" text:name="yui_3_17_2_1_1487062863486_89396">
          <text:p text:style-name="P8">Flag question</text:p>
        </text:section>
        <text:h text:style-name="Heading_20_4" text:outline-level="4">Question text</text:h>
        <text:p text:style-name="Text_20_body">What will be the output of the program?</text:p>
        <text:p text:style-name="Text_20_body">for(int i = 0; i &lt; 3; i++)</text:p>
        <text:p text:style-name="Text_20_body">{</text:p>
        <text:p text:style-name="Text_20_body">    switch(i)</text:p>
        <text:p text:style-name="Text_20_body">    {</text:p>
        <text:p text:style-name="Text_20_body">        case 0: break;</text:p>
        <text:p text:style-name="Text_20_body">        case 1: System.out.print("one ");</text:p>
        <text:p text:style-name="Text_20_body">        case 2: System.out.print("two ");</text:p>
        <text:p text:style-name="Text_20_body">        case 3: System.out.print("three ");</text:p>
        <text:p text:style-name="Text_20_body">    }</text:p>
        <text:p text:style-name="Text_20_body">}</text:p>
        <text:p text:style-name="Text_20_body">System.out.println("done");</text:p>
        <text:p text:style-name="Text_20_body"/>
        <text:p text:style-name="Text_20_body"> </text:p>
        <text:p text:style-name="P8">Select one:</text:p>
        <text:p text:style-name="P8">done </text:p>
        <text:p text:style-name="P8">one two done </text:p>
        <text:p text:style-name="P8">one two three done </text:p>
        <text:p text:style-name="P11">one two three two three done </text:p>
      </text:section>
      <text:section text:style-name="Sect1" text:name="q81">
        <text:h text:style-name="Heading_20_3" text:outline-level="3"><text:soft-page-break/>Question 81</text:h>
        <text:p text:style-name="P8">Not yet answered</text:p>
        <text:p text:style-name="P8">Marked out of 1.00</text:p>
        <text:section text:style-name="Sect1" text:name="yui_3_17_2_1_1487062863486_89402">
          <text:p text:style-name="P8">Flag question</text:p>
        </text:section>
        <text:h text:style-name="Heading_20_4" text:outline-level="4">Question text</text:h>
        <text:p text:style-name="Text_20_body">What is the output of this program?</text:p>
        <text:p text:style-name="Text_20_body">    <text:span text:style-name="Strong_20_Emphasis">class</text:span> recursion {</text:p>
        <text:p text:style-name="Text_20_body">        <text:span text:style-name="Strong_20_Emphasis">int</text:span> func (<text:span text:style-name="Strong_20_Emphasis">int</text:span> n) {</text:p>
        <text:p text:style-name="Text_20_body">            <text:span text:style-name="Strong_20_Emphasis">int</text:span> result;</text:p>
        <text:p text:style-name="Text_20_body">            <text:span text:style-name="Strong_20_Emphasis">if</text:span> (n == 1)</text:p>
        <text:p text:style-name="Text_20_body">                <text:span text:style-name="Strong_20_Emphasis">return</text:span> 1;</text:p>
        <text:p text:style-name="Text_20_body">            result = func (n - 1);</text:p>
        <text:p text:style-name="Text_20_body">            <text:span text:style-name="Strong_20_Emphasis">return</text:span> result;</text:p>
        <text:p text:style-name="Text_20_body">        }</text:p>
        <text:p text:style-name="Text_20_body">    }</text:p>
        <text:p text:style-name="Text_20_body">    <text:span text:style-name="Strong_20_Emphasis">class</text:span> Output {</text:p>
        <text:p text:style-name="Text_20_body">        <text:span text:style-name="Strong_20_Emphasis">public</text:span> <text:span text:style-name="Strong_20_Emphasis">static</text:span> <text:span text:style-name="Strong_20_Emphasis">void</text:span> main(String args[]) {</text:p>
        <text:p text:style-name="Text_20_body">            recursion obj = <text:span text:style-name="Strong_20_Emphasis">new</text:span> recursion() ;</text:p>
        <text:p text:style-name="Text_20_body">            System.out.print(obj.func(5));</text:p>
        <text:p text:style-name="Text_20_body">        }</text:p>
        <text:p text:style-name="Text_20_body">    }</text:p>
        <text:p text:style-name="P8">Select one:</text:p>
        <text:p text:style-name="P8">A. 0 </text:p>
        <text:p text:style-name="P11">B. 1 </text:p>
        <text:p text:style-name="P8">C. 120 </text:p>
      </text:section>
      <text:section text:style-name="Sect1" text:name="q82">
        <text:h text:style-name="Heading_20_3" text:outline-level="3">Question 82</text:h>
        <text:p text:style-name="P8"/>
        <text:p text:style-name="Text_20_body">What is an aggregate object? </text:p>
        <text:p text:style-name="P8">Select one:</text:p>
        <text:p text:style-name="P8">A. An object instance that has only static methods. </text:p>
        <text:p text:style-name="P8">B. An object instance that has only primitive attributes. </text:p>
        <text:p text:style-name="P8">C. <text:span text:style-name="T13">An object instance that contains other objects</text:span> </text:p>
        <text:p text:style-name="P8">D. An object that has only primitive attributes and instances methods. </text:p>
      </text:section>
      <text:section text:style-name="Sect1" text:name="q83">
        <text:h text:style-name="Heading_20_3" text:outline-level="3">Question 83</text:h>
        <text:p text:style-name="P8"/>
        <text:p text:style-name="Text_20_body">Which of these keywords cannot be used for a class which has been declared final?</text:p>
        <text:p text:style-name="P8"><text:soft-page-break/>Select one:</text:p>
        <text:p text:style-name="P11">A. abstract </text:p>
        <text:p text:style-name="P8">B. extends </text:p>
        <text:p text:style-name="P8">C. abstract and extends </text:p>
        <text:p text:style-name="P8">D. None of the mentioned </text:p>
      </text:section>
      <text:section text:style-name="Sect1" text:name="q84">
        <text:h text:style-name="Heading_20_3" text:outline-level="3">Question 84</text:h>
        <text:p text:style-name="P8"/>
        <text:p text:style-name="P3">Which of these is a process of extracting/removing the state of an object from a stream?</text:p>
        <text:p text:style-name="P8">Select one:</text:p>
        <text:p text:style-name="P8">A. Serialization </text:p>
        <text:p text:style-name="P8">B. Externalization </text:p>
        <text:p text:style-name="P8">C. File Filtering </text:p>
        <text:p text:style-name="P8">D. <text:span text:style-name="T13">Deserialization</text:span> </text:p>
      </text:section>
      <text:section text:style-name="Sect1" text:name="q85">
        <text:h text:style-name="Heading_20_3" text:outline-level="3">Question 85</text:h>
        <text:p text:style-name="P8"/>
        <text:p text:style-name="P8">Which of the following is a valid declaration of an object of class Box?</text:p>
        <text:p text:style-name="P8">Select one:</text:p>
        <text:p text:style-name="P8">a. <text:span text:style-name="T13">Box obj = new Box();</text:span> </text:p>
        <text:p text:style-name="P8">b. Box obj = new Box; </text:p>
        <text:p text:style-name="P8">c. obj = new Box(); </text:p>
        <text:p text:style-name="P8">d. new Box obj; </text:p>
      </text:section>
      <text:section text:style-name="Sect1" text:name="q86">
        <text:h text:style-name="Heading_20_3" text:outline-level="3">Question 86</text:h>
        <text:p text:style-name="P8"/>
        <text:p text:style-name="P8">Which of the following is true about RuntimeException and its subclasses?</text:p>
        <text:p text:style-name="P8">Select one:</text:p>
        <text:p text:style-name="P8">A. <text:span text:style-name="T13">If a method throws a RuntimeException, the use of the try/catch block is optional.</text:span> </text:p>
        <text:p text:style-name="P8">B. The FileIOException class is a subclass of RuntimeException </text:p>
        <text:p text:style-name="P8">C. In general, handling of RuntimeException should be done at compile time </text:p>
        <text:p text:style-name="P8">D. In general, RuntimeException must be caught with a try/catch block </text:p>
      </text:section>
      <text:section text:style-name="Sect1" text:name="q87">
        <text:h text:style-name="Heading_20_3" text:outline-level="3">Question 87</text:h>
        <text:p text:style-name="P8"/>
        <text:p text:style-name="P8">Which keyword can protect a class in a package from accessibility by the classes outside the package?</text:p>
        <text:p text:style-name="P8">Select one:</text:p>
        <text:p text:style-name="P8">A<text:span text:style-name="T13">. Don't use any keyword at all (make it default) </text:span></text:p>
        <text:p text:style-name="P8">B. Private </text:p>
        <text:p text:style-name="P8">C. Protected </text:p>
        <text:p text:style-name="P8">D. Final </text:p>
      </text:section>
      <text:section text:style-name="Sect1" text:name="q88">
        <text:h text:style-name="Heading_20_3" text:outline-level="3">Question 88</text:h>
        <text:p text:style-name="Text_20_body">What is the output of the following program</text:p>
        <text:p text:style-name="Text_20_body"><text:soft-page-break/>public class Test {<text:line-break/>   public static void main(String [] args) {<text:line-break/>   String str1 = "first string";<text:line-break/>    String str2 = new String("first string");<text:line-break/>    String str3 = "first string";<text:line-break/>    boolean test1 = (str1 == str2);<text:line-break/>    boolean test2 = (str1 == str3);<text:line-break/> if( test1 ) System.out.println("first");<text:line-break/> if( test2 ) System.out.println("second");<text:line-break/>   }<text:line-break/>}</text:p>
        <text:p text:style-name="P8">Select one:</text:p>
        <text:p text:style-name="P8">A. first </text:p>
        <text:p text:style-name="P8"><text:span text:style-name="T13">B. second</text:span> </text:p>
        <text:p text:style-name="P8">C. compilation error </text:p>
        <text:p text:style-name="P8">D. None of the above options </text:p>
      </text:section>
      <text:section text:style-name="Sect1" text:name="q89">
        <text:h text:style-name="Heading_20_3" text:outline-level="3">Question 89</text:h>
        <text:p text:style-name="P8"/>
        <text:p text:style-name="P8">Which of the following feature is not supported by java ?</text:p>
        <text:p text:style-name="P8">Select one:</text:p>
        <text:p text:style-name="P8">a. Multithreading </text:p>
        <text:p text:style-name="P8">b. Reflection </text:p>
        <text:p text:style-name="P8">c. <text:span text:style-name="T13">Operator Overloading</text:span> </text:p>
        <text:p text:style-name="P8">d. Garbage Collection </text:p>
      </text:section>
      <text:section text:style-name="Sect1" text:name="q90">
        <text:h text:style-name="Heading_20_3" text:outline-level="3">Question 90</text:h>
        <text:p text:style-name="P8">What is the error in this code?<text:line-break/> byte b = 50; b = b * 50;</text:p>
        <text:p text:style-name="P8">Select one:</text:p>
        <text:p text:style-name="P8">a. b can not store the result 2500, limited by its range. </text:p>
        <text:p text:style-name="P8"><text:span text:style-name="T13">b. * operator has converted b * 50 into int, which can not be converted to byte without casting.</text:span> </text:p>
        <text:p text:style-name="P8">c. b can not contain value 50. </text:p>
        <text:p text:style-name="P8">d. No error in this code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OpenSans" svg:font-family="OpenSans, Helvetica, Arial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itha </meta:initial-creator>
    <meta:creation-date>2017-02-16T11:29:52.72</meta:creation-date>
    <meta:generator>OpenOffice/4.1.1$Win32 OpenOffice.org_project/411m6$Build-9775</meta:generator>
    <dc:date>2017-02-16T12:51:09.65</dc:date>
    <dc:creator>Anjitha </dc:creator>
    <meta:editing-duration>PT1H21M10S</meta:editing-duration>
    <meta:editing-cycles>21</meta:editing-cycles>
    <meta:document-statistic meta:table-count="0" meta:image-count="0" meta:object-count="0" meta:page-count="27" meta:paragraph-count="831" meta:word-count="4017" meta:character-count="24426"/>
  </office:meta>
</office:document-meta>
</file>